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59c7" officeooo:paragraph-rsid="000559c7"/>
    </style:style>
    <style:style style:name="P2" style:family="paragraph" style:parent-style-name="Standard">
      <style:text-properties officeooo:rsid="0006121a" officeooo:paragraph-rsid="0006121a"/>
    </style:style>
    <style:style style:name="P3" style:family="paragraph" style:parent-style-name="Standard">
      <style:text-properties officeooo:rsid="000623ff" officeooo:paragraph-rsid="000623ff"/>
    </style:style>
    <style:style style:name="P4" style:family="paragraph" style:parent-style-name="Standard">
      <style:text-properties officeooo:rsid="000623ff" officeooo:paragraph-rsid="0019d7e8"/>
    </style:style>
    <style:style style:name="P5" style:family="paragraph" style:parent-style-name="Standard">
      <style:text-properties officeooo:rsid="0008ea4f" officeooo:paragraph-rsid="0008ea4f"/>
    </style:style>
    <style:style style:name="P6" style:family="paragraph" style:parent-style-name="Standard">
      <style:text-properties officeooo:rsid="000db76c" officeooo:paragraph-rsid="00128203"/>
    </style:style>
    <style:style style:name="P7" style:family="paragraph" style:parent-style-name="Standard">
      <style:text-properties officeooo:rsid="000f5bfc" officeooo:paragraph-rsid="000f5bfc"/>
    </style:style>
    <style:style style:name="P8" style:family="paragraph" style:parent-style-name="Standard">
      <style:text-properties officeooo:rsid="00114cf8" officeooo:paragraph-rsid="00114cf8"/>
    </style:style>
    <style:style style:name="P9" style:family="paragraph" style:parent-style-name="Standard">
      <style:text-properties officeooo:rsid="00160cc1" officeooo:paragraph-rsid="00160cc1"/>
    </style:style>
    <style:style style:name="P10" style:family="paragraph" style:parent-style-name="Standard">
      <style:text-properties officeooo:rsid="00177520" officeooo:paragraph-rsid="00177520"/>
    </style:style>
    <style:style style:name="P11" style:family="paragraph" style:parent-style-name="Standard">
      <style:text-properties officeooo:rsid="0017df3a" officeooo:paragraph-rsid="0017df3a"/>
    </style:style>
    <style:style style:name="P12" style:family="paragraph" style:parent-style-name="Standard">
      <style:text-properties officeooo:rsid="0019d7e8" officeooo:paragraph-rsid="0019d7e8"/>
    </style:style>
    <style:style style:name="P13" style:family="paragraph" style:parent-style-name="Standard">
      <style:text-properties officeooo:rsid="001bc4e1" officeooo:paragraph-rsid="001bc4e1"/>
    </style:style>
    <style:style style:name="P14" style:family="paragraph" style:parent-style-name="Standard">
      <style:text-properties officeooo:rsid="001bdf20" officeooo:paragraph-rsid="001bdf20"/>
    </style:style>
    <style:style style:name="T1" style:family="text">
      <style:text-properties officeooo:rsid="000623ff"/>
    </style:style>
    <style:style style:name="T2" style:family="text">
      <style:text-properties officeooo:rsid="00069aee"/>
    </style:style>
    <style:style style:name="T3" style:family="text">
      <style:text-properties officeooo:rsid="000934a6"/>
    </style:style>
    <style:style style:name="T4" style:family="text">
      <style:text-properties officeooo:rsid="000e5f7f"/>
    </style:style>
    <style:style style:name="T5" style:family="text">
      <style:text-properties officeooo:rsid="0010f5bb"/>
    </style:style>
    <style:style style:name="T6" style:family="text">
      <style:text-properties officeooo:rsid="00114cf8"/>
    </style:style>
    <style:style style:name="T7" style:family="text">
      <style:text-properties officeooo:rsid="00128203"/>
    </style:style>
    <style:style style:name="T8" style:family="text">
      <style:text-properties officeooo:rsid="001835d5"/>
    </style:style>
    <style:style style:name="T9" style:family="text">
      <style:text-properties officeooo:rsid="001bdf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e d’intention. </text:p>
      <text:p text:style-name="P1"/>
      <text:p text:style-name="P2"><text:span text:style-name="T6">1- </text:span>Présentation du corpus. <text:span text:style-name="T1">Contexte. </text:span></text:p>
      <text:p text:style-name="P2"><text:tab/><text:span text:style-name="T2">Café, XIXe, élément quotidien, sociabilité, société, actualité. Réflexion médicale et scientifique, exotisme, goût art de la table, intérêt, commerce, préparation, orientalisme. Libre de droit. Focal France et français, Paris. </text:span></text:p>
      <text:p text:style-name="P5">Limite du corpus sur Gallica : sources externes, <text:span text:style-name="T3">musée, expositions etc. Explication sélection Gallica sur le patrimoine gourmand. </text:span></text:p>
      <text:p text:style-name="P2"/>
      <text:p text:style-name="P2"><text:span text:style-name="T6">2- </text:span>Présentation des idées de rendu final. </text:p>
      <text:p text:style-name="P6">Choix de l’outil OMEKA, peu de design. </text:p>
      <text:p text:style-name="P6">Notre ambition : élégance et dynamisme de la page. Défi du nouveau logiciel. Aspect institutionnel. <text:span text:style-name="T7">Rendu visuel : réflexion sur la création d’un template par l’équipe. </text:span></text:p>
      <text:p text:style-name="P3"/>
      <text:p text:style-name="P7">Bibliothèque virtuelle qui porte sur le café au XIXe et qui s’accompagne d’une exposition virtuelle sur les images. <text:span text:style-name="T5">Présentation plus fine des documents, contextualisation, discours pédagogique. </text:span></text:p>
      <text:p text:style-name="P8">Compétences engagés : master de recherche (x3), socle théorique et méthodologique pour la recherche, connaissance en bibliographie, bibliothèque, expérience sur le DULIN CORE (homogénéité des données DUBLIN CORE). </text:p>
      <text:p text:style-name="P8"/>
      <text:p text:style-name="P9"><text:span text:style-name="T9">3-</text:span>Réflexion à mettre en place.</text:p>
      <text:p text:style-name="P9">Dublin Core. </text:p>
      <text:p text:style-name="P10">Typologie item. Choix de champs à remplir. </text:p>
      <text:p text:style-name="P11">Rangement thématique <text:span text:style-name="T8">pour organiser le corpus.</text:span></text:p>
      <text:p text:style-name="P4">Les contraintes que l’on pourra rencontrer : diversité des typologies de documents, <text:span text:style-name="T4">DUBLIN CORE. </text:span></text:p>
      <text:p text:style-name="P12">Temps de mise en forme, temps de relecture, homogénéisation des données. </text:p>
      <text:p text:style-name="P14">Serveur : installation, sauvegarde, mot de pass/compte. </text:p>
      <text:p text:style-name="P14">Récupération donnée, nettoyage des données (protocole i3f). </text:p>
      <text:p text:style-name="P14"/>
      <text:p text:style-name="P3"/>
      <text:p text:style-name="P3">Les réseaux sociaux.</text:p>
      <text:p text:style-name="P13">Floriane. 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45:04.369048010</meta:creation-date>
    <dc:date>2018-11-12T11:36:15.804644390</dc:date>
    <meta:editing-duration>PT50M58S</meta:editing-duration>
    <meta:editing-cycles>28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19" meta:word-count="211" meta:character-count="1521" meta:non-whitespace-character-count="1312"/>
  </office:meta>
</office:document-meta>
</file>